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e315" officeooo:paragraph-rsid="000ee315"/>
    </style:style>
    <style:style style:name="P2" style:family="paragraph" style:parent-style-name="Text_20_body">
      <style:text-properties officeooo:rsid="00103153" officeooo:paragraph-rsid="00103153"/>
    </style:style>
    <style:style style:name="P3" style:family="paragraph" style:parent-style-name="Text_20_body">
      <style:text-properties officeooo:rsid="0010ec4a" officeooo:paragraph-rsid="0010ec4a"/>
    </style:style>
    <style:style style:name="P4" style:family="paragraph" style:parent-style-name="Text_20_body" style:list-style-name="L1">
      <style:text-properties officeooo:rsid="001411ed" officeooo:paragraph-rsid="0015f0d6"/>
    </style:style>
    <style:style style:name="P5" style:family="paragraph" style:parent-style-name="Text_20_body" style:list-style-name="L2">
      <style:text-properties officeooo:rsid="0015f0d6" officeooo:paragraph-rsid="0015f0d6"/>
    </style:style>
    <style:style style:name="P6" style:family="paragraph" style:parent-style-name="Text_20_body" style:list-style-name="L2">
      <style:text-properties officeooo:rsid="00168b4f" officeooo:paragraph-rsid="00168b4f"/>
    </style:style>
    <style:style style:name="P7" style:family="paragraph" style:parent-style-name="Text_20_body" style:list-style-name="L3">
      <style:text-properties officeooo:paragraph-rsid="001f7524"/>
    </style:style>
    <style:style style:name="P8" style:family="paragraph" style:parent-style-name="Text_20_body" style:list-style-name="L3">
      <style:text-properties officeooo:paragraph-rsid="0021e17b"/>
    </style:style>
    <style:style style:name="P9" style:family="paragraph" style:parent-style-name="Text_20_body" style:list-style-name="L3">
      <style:text-properties officeooo:rsid="001fc8d8" officeooo:paragraph-rsid="001fc8d8"/>
    </style:style>
    <style:style style:name="P10" style:family="paragraph" style:parent-style-name="Text_20_body" style:list-style-name="L3">
      <style:text-properties officeooo:rsid="001fc8d8" officeooo:paragraph-rsid="0020443a"/>
    </style:style>
    <style:style style:name="P11" style:family="paragraph" style:parent-style-name="Text_20_body" style:list-style-name="L5">
      <style:text-properties officeooo:rsid="001fc8d8" officeooo:paragraph-rsid="0020443a"/>
    </style:style>
    <style:style style:name="P12" style:family="paragraph" style:parent-style-name="Text_20_body" style:list-style-name="L3">
      <style:text-properties officeooo:rsid="0020443a" officeooo:paragraph-rsid="0020443a"/>
    </style:style>
    <style:style style:name="P13" style:family="paragraph" style:parent-style-name="Text_20_body" style:list-style-name="L3">
      <style:text-properties officeooo:rsid="0021e17b" officeooo:paragraph-rsid="0021e17b"/>
    </style:style>
    <style:style style:name="P14" style:family="paragraph" style:parent-style-name="Text_20_body" style:list-style-name="L3">
      <style:text-properties officeooo:rsid="00224790" officeooo:paragraph-rsid="00224790"/>
    </style:style>
    <style:style style:name="P15" style:family="paragraph" style:parent-style-name="Text_20_body">
      <style:text-properties officeooo:rsid="00248839" officeooo:paragraph-rsid="00248839"/>
    </style:style>
    <style:style style:name="P16" style:family="paragraph" style:parent-style-name="Text_20_body" style:list-style-name="L6">
      <style:text-properties officeooo:rsid="00248839" officeooo:paragraph-rsid="00248839"/>
    </style:style>
    <style:style style:name="P17" style:family="paragraph" style:parent-style-name="Text_20_body">
      <style:text-properties officeooo:rsid="002779b3" officeooo:paragraph-rsid="002779b3"/>
    </style:style>
    <style:style style:name="P18" style:family="paragraph" style:parent-style-name="Text_20_body" style:list-style-name="L7">
      <style:text-properties officeooo:rsid="002779b3" officeooo:paragraph-rsid="002779b3"/>
    </style:style>
    <style:style style:name="P19" style:family="paragraph" style:parent-style-name="Text_20_body" style:list-style-name="L7">
      <style:text-properties officeooo:rsid="0031b05b" officeooo:paragraph-rsid="0031b05b"/>
    </style:style>
    <style:style style:name="P20" style:family="paragraph" style:parent-style-name="Text_20_body" style:list-style-name="L7">
      <style:text-properties officeooo:paragraph-rsid="002bfd68"/>
    </style:style>
    <style:style style:name="P21" style:family="paragraph" style:parent-style-name="Text_20_body" style:list-style-name="L7">
      <style:text-properties officeooo:rsid="00330c82" officeooo:paragraph-rsid="00330c82"/>
    </style:style>
    <style:style style:name="P22" style:family="paragraph" style:parent-style-name="Text_20_body" style:list-style-name="L7">
      <style:text-properties officeooo:rsid="0034a2bb" officeooo:paragraph-rsid="0034a2bb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 style:master-page-name="">
      <style:paragraph-properties style:page-number="auto" fo:keep-with-next="always"/>
      <style:text-properties officeooo:rsid="00103153" officeooo:paragraph-rsid="00103153"/>
    </style:style>
    <style:style style:name="P25" style:family="paragraph" style:parent-style-name="Text_20_body" style:master-page-name="">
      <style:paragraph-properties style:page-number="auto" fo:keep-with-next="always"/>
      <style:text-properties officeooo:rsid="0010ec4a" officeooo:paragraph-rsid="0010ec4a"/>
    </style:style>
    <style:style style:name="P26" style:family="paragraph" style:parent-style-name="Text_20_body" style:master-page-name="">
      <style:paragraph-properties style:page-number="auto" fo:keep-with-next="always"/>
      <style:text-properties officeooo:rsid="00103153" officeooo:paragraph-rsid="00103153"/>
    </style:style>
    <style:style style:name="P27" style:family="paragraph" style:parent-style-name="Text_20_body" style:list-style-name="L3">
      <style:paragraph-properties fo:keep-with-next="always"/>
      <style:text-properties officeooo:rsid="001f7524" officeooo:paragraph-rsid="001f7524"/>
    </style:style>
    <style:style style:name="P28" style:family="paragraph" style:parent-style-name="Text_20_body" style:list-style-name="L7" style:master-page-name="">
      <style:paragraph-properties style:page-number="auto" fo:keep-with-next="always"/>
      <style:text-properties officeooo:rsid="0031b05b" officeooo:paragraph-rsid="0031b05b"/>
    </style:style>
    <style:style style:name="P29" style:family="paragraph" style:parent-style-name="Heading_20_2">
      <style:text-properties officeooo:rsid="00131a29" officeooo:paragraph-rsid="00131a29"/>
    </style:style>
    <style:style style:name="P30" style:family="paragraph" style:parent-style-name="Heading_20_2">
      <style:text-properties officeooo:rsid="00248839" officeooo:paragraph-rsid="00248839"/>
    </style:style>
    <style:style style:name="P31" style:family="paragraph" style:parent-style-name="Heading_20_2">
      <style:text-properties officeooo:rsid="002779b3" officeooo:paragraph-rsid="002779b3"/>
    </style:style>
    <style:style style:name="P32" style:family="paragraph" style:parent-style-name="Heading_20_2">
      <style:paragraph-properties fo:keep-with-next="always"/>
      <style:text-properties officeooo:rsid="001f7524" officeooo:paragraph-rsid="001f7524"/>
    </style:style>
    <style:style style:name="P33" style:family="paragraph" style:parent-style-name="Heading_20_1">
      <style:text-properties officeooo:rsid="000ee315" officeooo:paragraph-rsid="000ee315"/>
    </style:style>
    <style:style style:name="P34" style:family="paragraph" style:parent-style-name="Heading_20_1">
      <style:text-properties officeooo:rsid="00231a06" officeooo:paragraph-rsid="00231a06"/>
    </style:style>
    <style:style style:name="P35" style:family="paragraph" style:parent-style-name="Heading_20_1" style:master-page-name="">
      <style:paragraph-properties style:page-number="auto" fo:keep-with-next="always"/>
      <style:text-properties officeooo:rsid="001f7524" officeooo:paragraph-rsid="001f7524"/>
    </style:style>
    <style:style style:name="P36" style:family="paragraph" style:parent-style-name="Preformatted_20_Text" style:list-style-name="L3"/>
    <style:style style:name="P37" style:family="paragraph" style:parent-style-name="Preformatted_20_Text" style:list-style-name="L3">
      <style:text-properties officeooo:paragraph-rsid="0020443a"/>
    </style:style>
    <style:style style:name="P38" style:family="paragraph" style:parent-style-name="Preformatted_20_Text" style:list-style-name="L6"/>
    <style:style style:name="P39" style:family="paragraph" style:parent-style-name="Preformatted_20_Text" style:list-style-name="L7"/>
    <style:style style:name="P40" style:family="paragraph" style:parent-style-name="Preformatted_20_Text" style:list-style-name="L7">
      <style:text-properties officeooo:paragraph-rsid="0031b05b"/>
    </style:style>
    <style:style style:name="P41" style:family="paragraph" style:parent-style-name="Preformatted_20_Text" style:list-style-name="L7">
      <style:text-properties officeooo:paragraph-rsid="00330c82"/>
    </style:style>
    <style:style style:name="P42" style:family="paragraph" style:parent-style-name="Preformatted_20_Text" style:list-style-name="L7">
      <style:text-properties officeooo:rsid="00330c82" officeooo:paragraph-rsid="00330c82"/>
    </style:style>
    <style:style style:name="P43" style:family="paragraph" style:parent-style-name="Preformatted_20_Text">
      <style:paragraph-properties fo:margin-left="0.4925in" fo:margin-right="0in" fo:text-indent="0in" style:auto-text-indent="false"/>
    </style:style>
    <style:style style:name="P44" style:family="paragraph" style:parent-style-name="Preformatted_20_Text">
      <style:paragraph-properties fo:margin-left="0.4925in" fo:margin-right="0in" fo:text-indent="0in" style:auto-text-indent="false"/>
      <style:text-properties officeooo:rsid="00103153" officeooo:paragraph-rsid="00103153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officeooo:rsid="0010ec4a" officeooo:paragraph-rsid="0010ec4a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fo:font-size="10pt" officeooo:rsid="0012ba36" officeooo:paragraph-rsid="0012ba36" style:font-size-asian="10pt" style:font-size-complex="10pt"/>
    </style:style>
    <style:style style:name="P47" style:family="paragraph" style:parent-style-name="Preformatted_20_Text" style:master-page-name="">
      <style:paragraph-properties fo:margin-left="0.4925in" fo:margin-right="0in" fo:text-indent="0in" style:auto-text-indent="false" style:page-number="auto" fo:keep-with-next="always"/>
      <style:text-properties officeooo:rsid="00103153" officeooo:paragraph-rsid="00103153"/>
    </style:style>
    <style:style style:name="P48" style:family="paragraph" style:parent-style-name="Preformatted_20_Text" style:master-page-name="">
      <style:paragraph-properties fo:margin-left="0.4925in" fo:margin-right="0in" fo:text-indent="0in" style:auto-text-indent="false" style:page-number="auto" fo:keep-with-next="always"/>
      <style:text-properties officeooo:rsid="00103153" officeooo:paragraph-rsid="00103153"/>
    </style:style>
    <style:style style:name="P49" style:family="paragraph" style:parent-style-name="Preformatted_20_Text">
      <style:paragraph-properties fo:margin-left="0.4925in" fo:margin-right="0in" fo:text-indent="0in" style:auto-text-indent="false" fo:keep-with-next="always"/>
    </style:style>
    <style:style style:name="P50" style:family="paragraph" style:parent-style-name="Preformatted_20_Text">
      <style:paragraph-properties fo:margin-left="0.4925in" fo:margin-right="0in" fo:text-indent="0in" style:auto-text-indent="false" fo:keep-with-next="always"/>
      <style:text-properties officeooo:rsid="00103153" officeooo:paragraph-rsid="00103153"/>
    </style:style>
    <style:style style:name="P51" style:family="paragraph" style:parent-style-name="Preformatted_20_Text">
      <style:paragraph-properties fo:margin-left="0.4925in" fo:margin-right="0in" fo:text-indent="0in" style:auto-text-indent="false" fo:keep-with-next="always"/>
      <style:text-properties fo:font-size="10pt" officeooo:rsid="0012ba36" officeooo:paragraph-rsid="0012ba36" style:font-size-asian="10pt" style:font-size-complex="10pt"/>
    </style:style>
    <style:style style:name="P52" style:family="paragraph" style:parent-style-name="Preformatted_20_Text">
      <style:paragraph-properties fo:margin-left="0.4925in" fo:margin-right="0in" fo:text-indent="0in" style:auto-text-indent="false" fo:keep-with-next="always"/>
      <style:text-properties fo:font-size="10pt" officeooo:rsid="0012ba36" officeooo:paragraph-rsid="0018eba8" style:font-size-asian="10pt" style:font-size-complex="10pt"/>
    </style:style>
    <style:style style:name="P53" style:family="paragraph" style:parent-style-name="Preformatted_20_Text" style:master-page-name="">
      <style:paragraph-properties fo:margin-left="0.4925in" fo:margin-right="0in" fo:text-indent="0in" style:auto-text-indent="false" style:page-number="auto" fo:keep-with-next="always"/>
      <style:text-properties fo:font-size="10pt" officeooo:rsid="0012ba36" officeooo:paragraph-rsid="0012ba36" style:font-size-asian="10pt" style:font-size-complex="10pt"/>
    </style:style>
    <style:style style:name="P54" style:family="paragraph" style:parent-style-name="Preformatted_20_Text" style:list-style-name="L7">
      <style:paragraph-properties fo:keep-with-next="always"/>
    </style:style>
    <style:style style:name="P55" style:family="paragraph" style:parent-style-name="Title">
      <style:text-properties officeooo:rsid="0034a2bb" officeooo:paragraph-rsid="0034a2bb"/>
    </style:style>
    <style:style style:name="T1" style:family="text">
      <style:text-properties officeooo:rsid="00103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443a" style:font-weight-asian="bold" style:font-weight-complex="bold"/>
    </style:style>
    <style:style style:name="T4" style:family="text">
      <style:text-properties fo:font-weight="bold" officeooo:rsid="0021e17b" style:font-weight-asian="bold" style:font-weight-complex="bold"/>
    </style:style>
    <style:style style:name="T5" style:family="text">
      <style:text-properties fo:font-weight="bold" officeooo:rsid="0034a2bb" style:font-weight-asian="bold" style:font-weight-complex="bold"/>
    </style:style>
    <style:style style:name="T6" style:family="text">
      <style:text-properties officeooo:rsid="0010ec4a"/>
    </style:style>
    <style:style style:name="T7" style:family="text">
      <style:text-properties officeooo:rsid="0012ba36"/>
    </style:style>
    <style:style style:name="T8" style:family="text">
      <style:text-properties officeooo:rsid="0015f0d6"/>
    </style:style>
    <style:style style:name="T9" style:family="text">
      <style:text-properties officeooo:rsid="0018eba8"/>
    </style:style>
    <style:style style:name="T10" style:family="text">
      <style:text-properties officeooo:rsid="001f7524"/>
    </style:style>
    <style:style style:name="T11" style:family="text">
      <style:text-properties officeooo:rsid="0020443a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style:font-name="Liberation Mono" fo:font-size="10pt" officeooo:rsid="0020443a" style:font-size-asian="10pt" style:font-size-complex="10pt"/>
    </style:style>
    <style:style style:name="T14" style:family="text">
      <style:text-properties style:font-name="Liberation Mono" fo:font-size="10pt" officeooo:rsid="0034a2bb" style:font-size-asian="10pt" style:font-size-complex="10pt"/>
    </style:style>
    <style:style style:name="T1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Liberation Mono" fo:font-size="10pt" fo:font-weight="bold" officeooo:rsid="0020443a" style:font-size-asian="10pt" style:font-weight-asian="bold" style:font-size-complex="10pt" style:font-weight-complex="bold"/>
    </style:style>
    <style:style style:name="T17" style:family="text">
      <style:text-properties style:font-name="Liberation Mono" fo:font-size="10pt" fo:font-weight="bold" officeooo:rsid="00259a54" style:font-size-asian="10pt" style:font-weight-asian="bold" style:font-size-complex="10pt" style:font-weight-complex="bold"/>
    </style:style>
    <style:style style:name="T18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Liberation Mono" fo:font-size="10pt" fo:font-style="italic" officeooo:rsid="0020443a" style:font-size-asian="10pt" style:font-style-asian="italic" style:font-size-complex="10pt" style:font-style-complex="italic"/>
    </style:style>
    <style:style style:name="T20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Liberation Mono" fo:font-size="10pt" fo:font-weight="normal" officeooo:rsid="00248839" style:font-size-asian="10pt" style:font-weight-asian="normal" style:font-size-complex="10pt" style:font-weight-complex="normal"/>
    </style:style>
    <style:style style:name="T22" style:family="text">
      <style:text-properties style:font-name="Liberation Mono" fo:font-size="10pt" fo:font-weight="normal" officeooo:rsid="00259a54" style:font-size-asian="10pt" style:font-weight-asian="normal" style:font-size-complex="10pt" style:font-weight-complex="normal"/>
    </style:style>
    <style:style style:name="T23" style:family="text">
      <style:text-properties officeooo:rsid="0021e17b"/>
    </style:style>
    <style:style style:name="T24" style:family="text">
      <style:text-properties officeooo:rsid="00259a54"/>
    </style:style>
    <style:style style:name="T25" style:family="text">
      <style:text-properties officeooo:rsid="002bfd68"/>
    </style:style>
    <style:style style:name="T26" style:family="text">
      <style:text-properties officeooo:rsid="0031b05b"/>
    </style:style>
    <style:style style:name="T27" style:family="text">
      <style:text-properties officeooo:rsid="00330c82"/>
    </style:style>
    <style:style style:name="T28" style:family="text">
      <style:text-properties officeooo:rsid="0034a2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zodcache</text:p>
      <text:p text:style-name="P23">Copyright 2015 Ian Pilcher &lt;<text:a xlink:type="simple" xlink:href="mailto:arequipeno@gmail.com" text:style-name="Internet_20_link" text:visited-style-name="Visited_20_Internet_20_Link">arequipeno@gmail.com</text:a>&gt;</text:p>
      <text:p text:style-name="P23"/>
      <text:h text:style-name="P34" text:outline-level="1">So what is this anyway?</text:h>
      <text:p text:style-name="P1">zodcache is a device mapper (dm-cache)-based block device caching mechanism for Linux. <text:s/>It provides a simple interface to create and auto-start cache dm-cache devices.</text:p>
      <text:h text:style-name="P29" text:outline-level="2">How is this different from LVM cache?</text:h>
      <text:list xml:id="list7363750454648971581" text:style-name="L1">
        <text:list-item>
          <text:p text:style-name="P4">LVM cache uses LVM physical volumes as component devices. <text:s/>Both the fast (SSD) and slow (HDD) physical volumes must be part of the volume group that will contain the cached logical volume. <text:s/>Many people find this counterintuitive, and it <text:span text:style-name="T8">eliminates some of the convenience that LVM usually provides. <text:s/>(Now I have to specify the PV(s) that I want to use when creating/extending an LV in this VG.)</text:span></text:p>
        </text:list-item>
        <text:list-item>
          <text:p text:style-name="P4">LVM cache uses dm-cache to created cached <text:span text:style-name="T2">logical</text:span> <text:span text:style-name="T2">volumes</text:span>. <text:s/>Although zodcache also uses dm-cache, zodcache devices are not logical volumes. <text:s/>(zodcache devices can be used as LVM physical volumes.) <text:s/><text:span text:style-name="T8">In this regard, zodcache is similar to bcache.</text:span></text:p>
        </text:list-item>
      </text:list>
      <text:h text:style-name="P29" text:outline-level="2">How is this different from bcache?</text:h>
      <text:list xml:id="list8875514283342088268" text:style-name="L2">
        <text:list-item>
          <text:p text:style-name="P5">bcache is an entirely separate kernel subsystem; it does not use dm-cache at all.</text:p>
        </text:list-item>
        <text:list-item>
          <text:p text:style-name="P6">If your distribution's kernel is built without bcache support (such as Red Hat Enterprise Linux 7 and derivatives), you cannot use bcache without running a rebuilt/custom/3rd-party kernel. <text:s/>zodcache should work on any distribution that supports dm-cache and udev (any reasonably modern distribution).</text:p>
        </text:list-item>
      </text:list>
      <text:h text:style-name="P33" text:outline-level="1">How does it work?</text:h>
      <text:p text:style-name="P1">zodcache is based on dm-cache, so a zodcache device is built on the same 3 component devices as any other dm-cache device – the origin device, the cache device, and the metadata device. <text:s/>For convenience, the cache and meta<text:span text:style-name="T1">data </text:span>devices can reside on a single underlying block device (a “combined cache” device).</text:p>
      <text:p text:style-name="P1">Each of the 2 (if using a combined cache) or 3 underlying devices has a zodcache superblock at offset 0. <text:s/><text:span text:style-name="T1">The superblock identifies the device as a zodcache component and describes the device.</text:span></text:p>
      <text:p text:style-name="P24"><text:soft-page-break/>Here is an example of the superblock on an origin device:</text:p>
      <text:p text:style-name="P49"># <text:span text:style-name="T2">zcdump</text:span> /dev/sda3</text:p>
      <text:p text:style-name="P49">magic: <text:s text:c="9"/>20DCAC8E8EACDC20</text:p>
      <text:p text:style-name="P49">checksum: <text:s text:c="6"/>5945361681611887526</text:p>
      <text:p text:style-name="P49">version: <text:s text:c="7"/>0</text:p>
      <text:p text:style-name="P49">size: <text:s text:c="10"/>128</text:p>
      <text:p text:style-name="P49">type: <text:s text:c="10"/>origin</text:p>
      <text:p text:style-name="P49">dev_major: <text:s text:c="5"/>8</text:p>
      <text:p text:style-name="P49">uuid: <text:s text:c="10"/>4e71cacb-3d28-4ef0-acbe-d4710f3207cb</text:p>
      <text:p text:style-name="P49">block_size: <text:s text:c="4"/>256 KiB</text:p>
      <text:p text:style-name="P49">cache_mode: <text:s text:c="4"/>writeback</text:p>
      <text:p text:style-name="P49">o_offset: <text:s text:c="6"/>4 KiB</text:p>
      <text:p text:style-name="P49">o_size: <text:s text:c="8"/>94,063,612 KiB <text:s text:c="50"/></text:p>
      <text:p text:style-name="P49">c_offset: <text:s text:c="6"/>0 bytes <text:s text:c="63"/></text:p>
      <text:p text:style-name="P49">c_size: <text:s text:c="8"/>0 bytes <text:s text:c="63"/></text:p>
      <text:p text:style-name="P49">md_offset: <text:s text:c="5"/>0 bytes <text:s text:c="63"/></text:p>
      <text:p text:style-name="P43">md_size: <text:s text:c="7"/>0 bytes</text:p>
      <text:p text:style-name="P2">When <text:span text:style-name="T2">zcstart</text:span> processes this device (/dev/sda3), it will create a dm-linear device <text:span text:style-name="T6">that maps the origin area (94,063,612 KiB starting at 4 KiB). <text:s/>This linear device will be used as the dm‑cache origin.</text:span></text:p>
      <text:p text:style-name="P45"># ls /dev/mapper/*-origin</text:p>
      <text:p text:style-name="P45">/dev/mapper/zodcache-4e71cacb-3d28-4ef0-acbe-d4710f3207cb-origin</text:p>
      <text:p text:style-name="P24">And here is a superblock on a combined cache device:</text:p>
      <text:p text:style-name="P47"># <text:span text:style-name="T2">zcdump</text:span> /dev/sdb1 <text:s text:c="57"/></text:p>
      <text:p text:style-name="P50">magic: <text:s text:c="9"/>20DCAC8E8EACDC20 <text:s text:c="61"/></text:p>
      <text:p text:style-name="P50">checksum: <text:s text:c="6"/>1112998762071856021 <text:s text:c="58"/></text:p>
      <text:p text:style-name="P50">version: <text:s text:c="7"/>0 <text:s text:c="76"/></text:p>
      <text:p text:style-name="P50">size: <text:s text:c="10"/>128 <text:s text:c="79"/></text:p>
      <text:p text:style-name="P50">type: <text:s text:c="10"/>combined <text:s text:c="74"/></text:p>
      <text:p text:style-name="P50">dev_major: <text:s text:c="5"/>8 <text:s text:c="81"/></text:p>
      <text:p text:style-name="P50">uuid: <text:s text:c="10"/>4e71cacb-3d28-4ef0-acbe-d4710f3207cb <text:s text:c="52"/></text:p>
      <text:p text:style-name="P47">block_size: <text:s text:c="4"/>256 KiB <text:s text:c="81"/></text:p>
      <text:p text:style-name="P50">cache_mode: <text:s text:c="4"/>writeback <text:s text:c="79"/></text:p>
      <text:p text:style-name="P50">o_offset: <text:s text:c="6"/>0 bytes <text:s text:c="81"/></text:p>
      <text:p text:style-name="P50">o_size: <text:s text:c="8"/>0 bytes <text:s text:c="86"/></text:p>
      <text:p text:style-name="P50">c_offset: <text:s text:c="6"/>4,864 KiB <text:s text:c="84"/></text:p>
      <text:p text:style-name="P50">c_size: <text:s text:c="8"/>10,479,872 KiB <text:s text:c="79"/></text:p>
      <text:p text:style-name="P50">md_offset: <text:s text:c="5"/>4 KiB</text:p>
      <text:p text:style-name="P44">md_size: <text:s text:c="7"/>4,860 KiB</text:p>
      <text:p text:style-name="P3">Because this is a combined cache device, <text:span text:style-name="T2">zcstart</text:span> will create 2 dm-linear devices, which will act as the dm-cache metadata and cache devices.</text:p>
      <text:p text:style-name="P45"># ls /dev/mapper/*-{cache,metadata}</text:p>
      <text:p text:style-name="P45">/dev/mapper/zodcache-4e71cacb-3d28-4ef0-acbe-d4710f3207cb-cache</text:p>
      <text:p text:style-name="P45">/dev/mapper/zodcache-4e71cacb-3d28-4ef0-acbe-d4710f3207cb-metadata</text:p>
      <text:p text:style-name="P3">Once all 3 dm-linear devices are present, <text:span text:style-name="T2">zcstart</text:span> will assemble the dm-cache device.</text:p>
      <text:p text:style-name="P45"># ls /dev/mapper/zodcache-*</text:p>
      <text:p text:style-name="P45">/dev/mapper/zodcache-4e71cacb-3d28-4ef0-acbe-d4710f3207cb</text:p>
      <text:p text:style-name="P45">/dev/mapper/zodcache-4e71cacb-3d28-4ef0-acbe-d4710f3207cb-cache</text:p>
      <text:p text:style-name="P45">/dev/mapper/zodcache-4e71cacb-3d28-4ef0-acbe-d4710f3207cb-metadata</text:p>
      <text:p text:style-name="P45">/dev/mapper/zodcache-4e71cacb-3d28-4ef0-acbe-d4710f3207cb-origin</text:p>
      <text:p text:style-name="P25"><text:soft-page-break/>When the dm-cache device is assembled, udev <text:span text:style-name="T7">treat it like any other block device, so LVM physical volumes, etc., will be processed appropriately.</text:span></text:p>
      <text:p text:style-name="P53"># vgdisplay -v</text:p>
      <text:p text:style-name="P51"><text:s text:c="4"/>Using volume group(s) on command line.</text:p>
      <text:p text:style-name="P51"><text:s text:c="2"/>--- Volume group ---</text:p>
      <text:p text:style-name="P51"><text:s text:c="2"/>VG Name <text:s text:c="14"/>vg_root</text:p>
      <text:p text:style-name="P51"><text:s text:c="2"/>System ID <text:s text:c="12"/></text:p>
      <text:p text:style-name="P51"><text:s text:c="2"/>Format <text:s text:c="15"/>lvm2</text:p>
      <text:p text:style-name="P51"><text:s text:c="2"/>Metadata Areas <text:s text:c="7"/>1</text:p>
      <text:p text:style-name="P51"><text:s text:c="2"/>Metadata Sequence No <text:s/>2</text:p>
      <text:p text:style-name="P51"><text:s text:c="2"/>VG Access <text:s text:c="12"/>read/write</text:p>
      <text:p text:style-name="P51"><text:s text:c="2"/>VG Status <text:s text:c="12"/>resizable</text:p>
      <text:p text:style-name="P51"><text:s text:c="2"/>MAX LV <text:s text:c="15"/>0</text:p>
      <text:p text:style-name="P51"><text:s text:c="2"/>Cur LV <text:s text:c="15"/>1</text:p>
      <text:p text:style-name="P51"><text:s text:c="2"/>Open LV <text:s text:c="14"/>1</text:p>
      <text:p text:style-name="P51"><text:s text:c="2"/>Max PV <text:s text:c="15"/>0</text:p>
      <text:p text:style-name="P51"><text:s text:c="2"/>Cur PV <text:s text:c="15"/>1</text:p>
      <text:p text:style-name="P51"><text:s text:c="2"/>Act PV <text:s text:c="15"/>1</text:p>
      <text:p text:style-name="P51"><text:s text:c="2"/>VG Size <text:s text:c="14"/>89.70 GiB</text:p>
      <text:p text:style-name="P51"><text:s text:c="2"/>PE Size <text:s text:c="14"/>4.00 MiB</text:p>
      <text:p text:style-name="P51"><text:s text:c="2"/>Total PE <text:s text:c="13"/>22964</text:p>
      <text:p text:style-name="P51"><text:s text:c="2"/>Alloc PE / Size <text:s text:c="6"/>2560 / 10.00 GiB</text:p>
      <text:p text:style-name="P51"><text:s text:c="2"/>Free <text:s/>PE / Size <text:s text:c="6"/>20404 / 79.70 GiB</text:p>
      <text:p text:style-name="P51"><text:s text:c="2"/>VG UUID <text:s text:c="14"/>3MrmTQ-q8GQ-h0qQ-eOT7-lXHp-JcOX-R9DcXw</text:p>
      <text:p text:style-name="P51"><text:s text:c="3"/></text:p>
      <text:p text:style-name="P51"><text:s text:c="2"/>--- Logical volume ---</text:p>
      <text:p text:style-name="P51"><text:s text:c="2"/>LV Path <text:s text:c="15"/>/dev/vg_root/lv_root</text:p>
      <text:p text:style-name="P51"><text:s text:c="2"/>LV Name <text:s text:c="15"/>lv_root</text:p>
      <text:p text:style-name="P51"><text:s text:c="2"/>VG Name <text:s text:c="15"/>vg_root</text:p>
      <text:p text:style-name="P51"><text:s text:c="2"/>LV UUID <text:s text:c="15"/>8wqMw3-TDeM-22Fk-3uXb-DNQN-U51l-irIle6</text:p>
      <text:p text:style-name="P51"><text:s text:c="2"/>LV Write Access <text:s text:c="7"/>read/write</text:p>
      <text:p text:style-name="P51"><text:s text:c="2"/>LV Creation host, time localhost.localdomain, 2015-12-16 22:49:38 -0600</text:p>
      <text:p text:style-name="P51"><text:s text:c="2"/>LV Status <text:s text:c="13"/>available</text:p>
      <text:p text:style-name="P51"><text:s text:c="2"/># open <text:s text:c="16"/>1</text:p>
      <text:p text:style-name="P51"><text:s text:c="2"/>LV Size <text:s text:c="15"/>10.00 GiB</text:p>
      <text:p text:style-name="P51"><text:s text:c="2"/>Current LE <text:s text:c="12"/>2560</text:p>
      <text:p text:style-name="P51"><text:s text:c="2"/>Segments <text:s text:c="14"/>1</text:p>
      <text:p text:style-name="P51"><text:s text:c="2"/>Allocation <text:s text:c="12"/>inherit</text:p>
      <text:p text:style-name="P51"><text:s text:c="2"/>Read ahead sectors <text:s text:c="4"/>auto</text:p>
      <text:p text:style-name="P51"><text:s text:c="2"/>- currently set to <text:s text:c="4"/>8192</text:p>
      <text:p text:style-name="P51"><text:s text:c="2"/>Block device <text:s text:c="10"/>253:4</text:p>
      <text:p text:style-name="P51"><text:s text:c="3"/></text:p>
      <text:p text:style-name="P51"><text:s text:c="2"/>--- Physical volumes ---</text:p>
      <text:p text:style-name="P52"><text:s text:c="2"/>PV Name <text:s text:c="14"/>/dev/mapper/zodcache-4e71cacb-...-<text:span text:style-name="T9">d4710f3207cb</text:span></text:p>
      <text:p text:style-name="P51"><text:s text:c="2"/>PV UUID <text:s text:c="14"/>JRbWaB-w61B-zt7z-iLoi-HsFJ-oBaY-9e8R9c</text:p>
      <text:p text:style-name="P51"><text:s text:c="2"/>PV Status <text:s text:c="12"/>allocatable</text:p>
      <text:p text:style-name="P46"><text:s text:c="2"/>Total PE / Free PE <text:s text:c="3"/>22964 / 20404</text:p>
      <text:h text:style-name="P35" text:outline-level="1"><text:soft-page-break/>Cool! <text:s/>How do I use it?</text:h>
      <text:h text:style-name="P32" text:outline-level="2">Red Hat Enterprise Linux (and derivatives) / Fedora</text:h>
      <text:list xml:id="list5507178790315144204" text:style-name="L3">
        <text:list-item>
          <text:p text:style-name="P27">Ensure that the <text:span text:style-name="T2">rpm-build</text:span>, <text:span text:style-name="T2">gcc</text:span>, <text:span text:style-name="T2">device-mapper-devel</text:span>, and <text:span text:style-name="T2">libuuid-devel </text:span>packages are installed.</text:p>
        </text:list-item>
        <text:list-item>
          <text:p text:style-name="P7"><text:span text:style-name="T10">Download the most recent tarball (currently zodcache-0.0.1.tar.gz) from github.</text:span></text:p>
        </text:list-item>
        <text:list-item>
          <text:p text:style-name="P9">Build a binary RPM.</text:p>
          <text:list>
            <text:list-header>
              <text:p text:style-name="P36">$ rpmbuild -tb <text:s/><text:span text:style-name="T10">zodcache-0.0.1.tar.gz</text:span></text:p>
            </text:list-header>
          </text:list>
        </text:list-item>
        <text:list-item>
          <text:p text:style-name="P10">Install it.</text:p>
        </text:list-item>
        <text:list-item>
          <text:p text:style-name="P10">Initialize the component devices. <text:s/>For this example, /dev/sda3 is the (large, slow) origin device and /dev/sdb1 is the (small, fast) cache device.</text:p>
          <text:list>
            <text:list-header>
              <text:p text:style-name="P37"><text:span text:style-name="T11">#</text:span> <text:span text:style-name="T2">mkzc</text:span> -o /dev/sda3 -c /sdb1<text:line-break/><text:span text:style-name="T11">b63032ed-96b8-48b5-9981-009cc3da6607</text:span></text:p>
            </text:list-header>
          </text:list>
          <text:p text:style-name="P10"><text:span text:style-name="T2">mkzc</text:span> (which really needs a help message) also accepts these other options:</text:p>
        </text:list-item>
      </text:list>
      <text:list xml:id="list560133214098578167" text:style-name="L5">
        <text:list-item>
          <text:list>
            <text:list-item>
              <text:p text:style-name="P11"><text:span text:style-name="T15">-m</text:span><text:span text:style-name="T12"> </text:span><text:span text:style-name="T18">METADATA_DEVICE</text:span> – If not specified a combined cache device is created.</text:p>
            </text:list-item>
            <text:list-item>
              <text:p text:style-name="P11"><text:span text:style-name="T15">-b</text:span><text:span text:style-name="T12"> </text:span><text:span text:style-name="T18">BLOCK_SIZE</text:span> – Must be a multiple of 32 KiB between 32 Kib and 1 GiB; K, M, and G suffixes are accepted. <text:s/>The default block size is 256 KiB.</text:p>
            </text:list-item>
            <text:list-item>
              <text:p text:style-name="P11"><text:span text:style-name="T15">-</text:span><text:span text:style-name="T16">M</text:span><text:span text:style-name="T13"> </text:span><text:span text:style-name="T19">CACHE_MODE</text:span><text:span text:style-name="T11"> – </text:span><text:span text:style-name="T3">writeback</text:span><text:span text:style-name="T11">, </text:span><text:span text:style-name="T3">writethrough</text:span><text:span text:style-name="T11">, or </text:span><text:span text:style-name="T3">passthrough</text:span><text:span text:style-name="T11">. <text:s/>The default cache mode is writeback.</text:span></text:p>
            </text:list-item>
          </text:list>
        </text:list-item>
      </text:list>
      <text:list xml:id="list232339325235657" text:continue-list="list5507178790315144204" text:style-name="L3">
        <text:list-item>
          <text:p text:style-name="P12">(Optional) Examine the superblocks that <text:span text:style-name="T2">mkzc</text:span> created.</text:p>
          <text:list>
            <text:list-header>
              <text:p text:style-name="P36"># <text:span text:style-name="T2">zcdump</text:span> /dev/sda3<text:line-break/># <text:span text:style-name="T2">zcdump</text:span> /dev/sdb1</text:p>
            </text:list-header>
          </text:list>
        </text:list-item>
        <text:list-item>
          <text:p text:style-name="P12">Start the cache devices (cache and metadata) but don't start the origin device.</text:p>
          <text:list>
            <text:list-header>
              <text:p text:style-name="P36"># <text:span text:style-name="T2">zcstart</text:span> /dev/sdb1</text:p>
            </text:list-header>
          </text:list>
        </text:list-item>
        <text:list-item>
          <text:p text:style-name="P8"><text:span text:style-name="T23">Clear the metadata device. <text:s/>(</text:span><text:span text:style-name="T4">mkzc</text:span><text:span text:style-name="T23"> should probably do this.)</text:span></text:p>
          <text:list>
            <text:list-header>
              <text:p text:style-name="P36"># dd if=/dev/zero <text:span text:style-name="T23">\<text:line-break/><text:tab/></text:span>of=/dev/mapper/zodcache-<text:span text:style-name="T11">b63032ed-...-009cc3da6607-metadata</text:span></text:p>
            </text:list-header>
          </text:list>
        </text:list-item>
        <text:list-item>
          <text:p text:style-name="P13">Start the origin device. <text:s/>This will also assemble the zodcache device.</text:p>
          <text:list>
            <text:list-header>
              <text:p text:style-name="P36"># <text:span text:style-name="T2">zcstart</text:span> /dev/sda3</text:p>
            </text:list-header>
          </text:list>
        </text:list-item>
        <text:list-item>
          <text:p text:style-name="P14">Verify that the zodcache device has been assembled.</text:p>
          <text:list>
            <text:list-header>
              <text:p text:style-name="P36"># ls /dev/mapper/zodcache-<text:span text:style-name="T11">b63032ed-96b8-48b5-9981-009cc3da6607</text:span></text:p>
            </text:list-header>
          </text:list>
        </text:list-item>
        <text:list-item>
          <text:p text:style-name="P14">Reboot and verify that the zodcache device was assembled by udev.</text:p>
        </text:list-item>
      </text:list>
      <text:h text:style-name="P30" text:outline-level="2"><text:soft-page-break/>Other distributions</text:h>
      <text:p text:style-name="P15">zodcache should work on any distribution that includes dm-cache and udev. <text:s/>Below is a list of the files in the binary RPM, along with information on how to build them and what they do.</text:p>
      <text:list xml:id="list3937723957307166045" text:style-name="L6">
        <text:list-item>
          <text:p text:style-name="P16"><text:span text:style-name="T15">/usr/sbin/mkzc</text:span> – Utility to write zodcache superblocks on component devices. <text:s/>Build with:</text:p>
          <text:list>
            <text:list-header>
              <text:p text:style-name="P38">gcc -O3 -Wall -Wextra -o mkzc mkzc.c lib.c -luuid</text:p>
            </text:list-header>
          </text:list>
        </text:list-item>
        <text:list-item>
          <text:p text:style-name="P16"><text:span text:style-name="T15">/usr/sbin/zcdump</text:span> – Utility to examine the zodcache superblock on a component device. Build with:</text:p>
          <text:list>
            <text:list-header>
              <text:p text:style-name="P38">gcc -O3 -Wall -Wextra -o zcdump zcdump.c lib.c</text:p>
            </text:list-header>
          </text:list>
        </text:list-item>
        <text:list-item>
          <text:p text:style-name="P16"><text:span text:style-name="T15">/usr/sbin/zcstart</text:span> – Utility to probe/start component devices and assemble the zodcache device. <text:s/>Build with:</text:p>
          <text:list>
            <text:list-header>
              <text:p text:style-name="P38">gcc -O3 -Wall -Wextra -o zcstart zcstart.c lib.c -ldevmapper</text:p>
            </text:list-header>
          </text:list>
        </text:list-item>
        <text:list-item>
          <text:p text:style-name="P16"><text:span text:style-name="T15">/usr/lib/udev/rules.d/69-zodcache.rules</text:span> – udev rules which run <text:span text:style-name="T2">zcstart</text:span> in “udev mode” on (almost) all block devices. <text:s/>In this mode, <text:span text:style-name="T2">zcstart</text:span> silently exits when it encounters a non-zodcache device, and error messages are logged instead of printed.</text:p>
        </text:list-item>
        <text:list-item>
          <text:p text:style-name="P16"><text:span text:style-name="T15">/</text:span><text:span text:style-name="T17">usr/lib/dracut/modules.d/90zodcache/module-setup.sh</text:span><text:span text:style-name="T24"> – dracut module to support root filesystem on zodcache devices.</text:span></text:p>
        </text:list-item>
        <text:list-item>
          <text:p text:style-name="P16"><text:span text:style-name="T15">/</text:span><text:span text:style-name="T17">etc/dracut.conf.d/50-zodcache.conf </text:span><text:span text:style-name="T24">– Edit this file to enable the dracut module.</text:span></text:p>
        </text:list-item>
      </text:list>
      <text:h text:style-name="P31" text:outline-level="2">Did I hear you say root filesystem?</text:h>
      <text:p text:style-name="P17">Yes. <text:s/>Enabling the dracut module (by editing <text:span text:style-name="T21">/</text:span><text:span text:style-name="T22">etc/dracut.conf.d/50-zodcache.conf</text:span><text:span text:style-name="T20">)</text:span> will cause dracut to include the files required to start zodcache devices in any initramfs that it creates. <text:s/><text:span text:style-name="T25">The following steps provide an overview of moving a Red Hat Enterprise Linux (or derivative) or Fedora system onto a zodcache-based device.</text:span></text:p>
      <text:list xml:id="list511019110668964144" text:style-name="L7">
        <text:list-item>
          <text:p text:style-name="P18">Create the zodcache device for your root filesystem (or a logical volume on a zodcache-backed volume group, etc.).</text:p>
        </text:list-item>
        <text:list-item>
          <text:p text:style-name="P20"><text:span text:style-name="T25">Reboot with live media that matches your installed operating system (CentOS live media should work for Red Hat Enterprise Linux-derived systems).</text:span></text:p>
        </text:list-item>
        <text:list-item>
          <text:p text:style-name="P19">Mount your existing root filesystem and cd to the directory that contains the <text:span text:style-name="T2">zcstart</text:span> utility. <text:s/>For example:</text:p>
          <text:list>
            <text:list-header>
              <text:p text:style-name="P39"># mkdir /mnt/sysimage<text:line-break/># mount -o ro /dev/sda2 /mnt/sysimage<text:line-break/># cd /mnt/sysimage/usr/sbin</text:p>
            </text:list-header>
          </text:list>
        </text:list-item>
        <text:list-item>
          <text:p text:style-name="P28"><text:soft-page-break/>Manually start the zodcache device.</text:p>
          <text:list>
            <text:list-header>
              <text:p text:style-name="P54"># ./<text:span text:style-name="T2">zcstart</text:span> /dev/sda3<text:line-break/># ./<text:span text:style-name="T2">zcstart</text:span> /dev/sdb1</text:p>
            </text:list-header>
          </text:list>
        </text:list-item>
        <text:list-item>
          <text:p text:style-name="P19">Unmount the existing root filesystem.</text:p>
          <text:p text:style-name="P19"># umount /mnt/sysimage</text:p>
        </text:list-item>
        <text:list-item>
          <text:p text:style-name="P19">Copy the root filesystem onto the zodcache device.</text:p>
          <text:list>
            <text:list-header>
              <text:p text:style-name="P40"># dd if=/dev/sda2 <text:span text:style-name="T26">\<text:line-break/><text:tab/></text:span>of=/dev/mapper/zodcache-<text:span text:style-name="T11">b63032ed-96b8-48b5-9981-009cc3da6607</text:span></text:p>
            </text:list-header>
          </text:list>
        </text:list-item>
        <text:list-item>
          <text:p text:style-name="P19">Mount the new root filesystem and other filesystems required to create a chroot environment.</text:p>
          <text:list>
            <text:list-header>
              <text:p text:style-name="P39"># mount /dev/mapper/zodcache-<text:span text:style-name="T11">b63032ed-96b8-48b5-9981-009cc3da6607 \<text:line-break/><text:tab/>/</text:span>mnt/sysimage<text:line-break/># mount /dev/sda1 /mnt/sysimage/boot<text:line-break/># for FS in dev proc run sys tmp ; <text:span text:style-name="T27">\<text:line-break/><text:tab/></text:span>do mount -o bind /$FS /mnt/sysimage/$FS ; done</text:p>
            </text:list-header>
          </text:list>
        </text:list-item>
        <text:list-item>
          <text:p text:style-name="P21">chroot into the new root filesystem.</text:p>
          <text:list>
            <text:list-header>
              <text:p text:style-name="P39"># chroot /mnt/sysimage</text:p>
            </text:list-header>
          </text:list>
        </text:list-item>
        <text:list-item>
          <text:p text:style-name="P21">Enable the dracut module by editing <text:span text:style-name="T21">/</text:span><text:span text:style-name="T22">etc/dracut.conf.d/50-zodcache.conf</text:span>.</text:p>
        </text:list-item>
        <text:list-item>
          <text:p text:style-name="P21">Rebuild the initramfs, for the most recent installed kernel.</text:p>
          <text:p text:style-name="P42"># ls /boot/initramfs*<text:line-break/>/boot/initramfs-3.10.0-327.3.1.el7.x86_64.img<text:line-break/>/boot/initramfs-3.10.0-327.el7.x86_64.img<text:line-break/># dracut -f /boot/initramfs-3.10.0-327.3.1.el7.x86_64.img \<text:line-break/><text:tab/>3.10.0-327.3.1.el7.x86_64</text:p>
        </text:list-item>
        <text:list-item>
          <text:p text:style-name="P21">Verify that the zodcache module was included in the initramfs.</text:p>
          <text:list>
            <text:list-header>
              <text:p text:style-name="P41"># lsinitrd /boot/initramfs-3.10.0-327.3.1.el7.x86_64.img | <text:span text:style-name="T27">\<text:line-break/><text:tab/></text:span>grep zodcache<text:line-break/>zodcache<text:line-break/>-<text:span text:style-name="T27">rw-r--r-- <text:s text:c="2"/>1 root <text:s text:c="4"/>root ... usr/lib/udev/rules.d/69-zodcache.rules</text:span></text:p>
            </text:list-header>
          </text:list>
        </text:list-item>
        <text:list-item>
          <text:p text:style-name="P21">Edit <text:span text:style-name="T12">/etc/fstab</text:span> and update the root filesystem line.</text:p>
        </text:list-item>
        <text:list-item>
          <text:p text:style-name="P21">Modify the <text:span text:style-name="T28">kernel parameters in the </text:span>bootloader configuration (<text:span text:style-name="T12">/boot/grub/grub.conf</text:span>, <text:span text:style-name="T12">/</text:span><text:span text:style-name="T14">etc/default/grub</text:span><text:span text:style-name="T28">, etc.) to reflect the new location of the root filesystem. <text:s/>Note that dracut does not require any specific parameters to start the zodcache device; the udev rule (and </text:span><text:span text:style-name="T5">zcstart</text:span><text:span text:style-name="T28"> utility) in the initramfs should accomplish that. <text:s/>If necessary, run any command required to make the new bootloader configuration effective (such as grub2‑mkconfig).</text:span></text:p>
        </text:list-item>
        <text:list-item>
          <text:p text:style-name="P22">Exit from the chroot environment and unmount the filesystems.</text:p>
          <text:list>
            <text:list-header>
              <text:p text:style-name="P39"># exit<text:line-break/># for FS in boot dev proc run sys tmp ; do umount /mnt/sysimage/$FS ; done<text:line-break/># umount /mnt/sysimage</text:p>
            </text:list-header>
          </text:list>
        </text:list-item>
        <text:list-item>
          <text:p text:style-name="P22"><text:soft-page-break/>Reboot. <text:s/>If the initramfs is unable to locate the root filesystem, use the dracut emergency shell to investigate the cause. <text:s/>You should be able to start the zodcache device manually with the <text:span text:style-name="T2">zcstart</text:span> utility (if it was correctly included in the initramf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.1in" loext:contextual-spacing="tru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2:35:09.606986612</meta:creation-date>
    <dc:date>2015-12-17T23:23:37.147567049</dc:date>
    <meta:editing-duration>PT45M44S</meta:editing-duration>
    <meta:editing-cycles>3</meta:editing-cycles>
    <meta:generator>LibreOffice/5.0.3.2$Linux_X86_64 LibreOffice_project/00$Build-2</meta:generator>
    <meta:document-statistic meta:table-count="0" meta:image-count="0" meta:object-count="0" meta:page-count="7" meta:paragraph-count="167" meta:word-count="1482" meta:character-count="12225" meta:non-whitespace-character-count="8880"/>
  </office:meta>
</office:document-meta>
</file>